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5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.263cm" svg:height="0.962cm" svg:x="5cm" svg:y="1.538cm">
          <draw:text-box>
            <text:p>server</text:p>
          </draw:text-box>
        </draw:frame>
        <draw:frame draw:style-name="gr1" draw:layer="layout" svg:width="1.979cm" svg:height="0.962cm" svg:x="21.021cm" svg:y="1.5cm">
          <draw:text-box>
            <text:p>client</text:p>
          </draw:text-box>
        </draw:frame>
        <draw:line draw:style-name="gr2" draw:text-style-name="P1" draw:layer="layout" svg:x1="1.5cm" svg:y1="3cm" svg:x2="27.5cm" svg:y2="3cm">
          <text:p/>
        </draw:line>
        <draw:custom-shape draw:style-name="gr3" draw:text-style-name="P1" draw:id="id2" draw:layer="layout" svg:width="11cm" svg:height="1.5cm" svg:x="16cm" svg:y="3.5cm">
          <text:p text:style-name="P1">open HTML page with UI</text:p>
          <draw:enhanced-geometry svg:viewBox="0 0 21600 21600" draw:type="rectangle" draw:enhanced-path="M 0 0 L 21600 0 21600 21600 0 21600 0 0 Z N"/>
        </draw:custom-shape>
        <draw:custom-shape draw:style-name="gr3" draw:text-style-name="P1" draw:id="id1" draw:layer="layout" svg:width="9.5cm" svg:height="1.5cm" svg:x="1.5cm" svg:y="3.5cm">
          <text:p text:style-name="P1">provide HTML page with UI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11cm" svg:y1="4.25cm" svg:x2="16cm" svg:y2="4.25cm" draw:start-shape="id1" draw:start-glue-point="1" draw:end-shape="id2" draw:end-glue-point="3" svg:d="m11000 4250h501 3998 501">
          <text:p/>
        </draw:connector>
        <draw:custom-shape draw:style-name="gr3" draw:text-style-name="P1" draw:layer="layout" svg:width="11cm" svg:height="1.5cm" svg:x="16cm" svg:y="7cm">
          <text:p text:style-name="P1">load a model</text:p>
          <draw:enhanced-geometry svg:viewBox="0 0 21600 21600" draw:type="rectangle" draw:enhanced-path="M 0 0 L 21600 0 21600 21600 0 21600 0 0 Z N"/>
        </draw:custom-shape>
        <draw:custom-shape draw:style-name="gr3" draw:text-style-name="P1" draw:id="id9" draw:layer="layout" svg:width="7.5cm" svg:height="1.5cm" svg:x="16cm" svg:y="8.5cm">
          <text:p text:style-name="P1">SBML</text:p>
          <draw:enhanced-geometry svg:viewBox="0 0 21600 21600" draw:type="rectangle" draw:enhanced-path="M 0 0 L 21600 0 21600 21600 0 21600 0 0 Z N"/>
        </draw:custom-shape>
        <draw:custom-shape draw:style-name="gr3" draw:text-style-name="P1" draw:id="id5" draw:layer="layout" svg:width="3.5cm" svg:height="1.5cm" svg:x="23.5cm" svg:y="8.5cm">
          <text:p text:style-name="P1">JSON</text:p>
          <draw:enhanced-geometry svg:viewBox="0 0 21600 21600" draw:type="rectangle" draw:enhanced-path="M 0 0 L 21600 0 21600 21600 0 21600 0 0 Z N"/>
        </draw:custom-shape>
        <draw:custom-shape draw:style-name="gr3" draw:text-style-name="P1" draw:id="id3" draw:layer="layout" svg:width="9.5cm" svg:height="1.5cm" svg:x="1.5cm" svg:y="9.5cm">
          <text:p text:style-name="P1">translate to JSON</text:p>
          <draw:enhanced-geometry svg:viewBox="0 0 21600 21600" draw:type="rectangle" draw:enhanced-path="M 0 0 L 21600 0 21600 21600 0 21600 0 0 Z N"/>
        </draw:custom-shape>
        <draw:custom-shape draw:style-name="gr3" draw:text-style-name="P1" draw:id="id4" draw:layer="layout" svg:width="11cm" svg:height="1.5cm" svg:x="16cm" svg:y="11.5cm">
          <text:p text:style-name="P1">UI: initialize nodes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6.25cm" svg:y1="11cm" svg:x2="21.5cm" svg:y2="11.5cm" draw:start-shape="id3" draw:start-glue-point="2" draw:end-shape="id4" draw:end-glue-point="0" svg:d="m6250 11000c0 751 7250 501 7250 250s8000-501 8000 250">
          <text:p/>
        </draw:connector>
        <draw:connector draw:style-name="gr4" draw:text-style-name="P1" draw:layer="layout" draw:type="curve" svg:x1="25.25cm" svg:y1="10cm" svg:x2="21.5cm" svg:y2="11.5cm" draw:start-shape="id5" draw:start-glue-point="2" draw:end-shape="id4" draw:end-glue-point="0" svg:d="m25250 10000c0 1125-3750 375-3750 1500">
          <text:p/>
        </draw:connector>
        <draw:custom-shape draw:style-name="gr3" draw:text-style-name="P1" draw:id="id6" draw:layer="layout" svg:width="11cm" svg:height="1.5cm" svg:x="15.962cm" svg:y="15.356cm">
          <text:p text:style-name="P1">layout</text:p>
          <draw:enhanced-geometry svg:viewBox="0 0 21600 21600" draw:type="rectangle" draw:enhanced-path="M 0 0 L 21600 0 21600 21600 0 21600 0 0 Z N"/>
        </draw:custom-shape>
        <draw:frame draw:style-name="gr5" draw:layer="layout" svg:width="2.085cm" svg:height="0.962cm" svg:x="1.5cm" svg:y="6.538cm">
          <draw:text-box>
            <text:p>AJAX</text:p>
          </draw:text-box>
        </draw:frame>
        <draw:custom-shape draw:style-name="gr3" draw:text-style-name="P1" draw:id="id7" draw:layer="layout" svg:width="9.5cm" svg:height="3.5cm" svg:x="1.462cm" svg:y="15.856cm">
          <text:p text:style-name="P1">export_to_layouter()</text:p>
          <text:p text:style-name="P1">./layout</text:p>
          <text:p text:style-name="P1">import_from_layouter()</text:p>
          <text:p text:style-name="P1">exportJSON()</text:p>
          <draw:enhanced-geometry svg:viewBox="0 0 21600 21600" draw:type="rectangle" draw:enhanced-path="M 0 0 L 21600 0 21600 21600 0 21600 0 0 Z N"/>
        </draw:custom-shape>
        <draw:custom-shape draw:style-name="gr3" draw:text-style-name="P1" draw:id="id8" draw:layer="layout" svg:width="11cm" svg:height="1.5cm" svg:x="15.962cm" svg:y="19.356cm">
          <text:p text:style-name="P1">UI: update nodes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5.962cm" svg:y1="16.106cm" svg:x2="6.212cm" svg:y2="15.856cm" draw:start-shape="id6" draw:start-glue-point="3" draw:end-shape="id7" draw:end-glue-point="0" svg:d="m15962 16106c-3750 0-3125-376-4625-626s-5125-375-5125 376">
          <text:p/>
        </draw:connector>
        <draw:connector draw:style-name="gr4" draw:text-style-name="P1" draw:layer="layout" draw:type="curve" svg:x1="6.212cm" svg:y1="19.356cm" svg:x2="15.962cm" svg:y2="20.106cm" draw:start-shape="id7" draw:start-glue-point="2" draw:end-shape="id8" draw:end-glue-point="3" svg:d="m6212 19356c0 500 3250 750 9750 750">
          <text:p/>
        </draw:connector>
        <draw:connector draw:style-name="gr4" draw:text-style-name="P1" draw:layer="layout" draw:type="curve" svg:x1="16cm" svg:y1="9.25cm" svg:x2="6.25cm" svg:y2="9.5cm" draw:start-shape="id9" draw:start-glue-point="3" draw:end-shape="id3" draw:end-glue-point="0" svg:d="m16000 9250c-3750 0-3125-126-4625-251s-5125-250-5125 501">
          <text:p/>
        </draw:connector>
        <draw:custom-shape draw:style-name="gr3" draw:text-style-name="P1" draw:id="id10" draw:layer="layout" svg:width="11cm" svg:height="1.5cm" svg:x="16cm" svg:y="23.069cm">
          <text:p text:style-name="P1">graphviz</text:p>
          <draw:enhanced-geometry svg:viewBox="0 0 21600 21600" draw:type="rectangle" draw:enhanced-path="M 0 0 L 21600 0 21600 21600 0 21600 0 0 Z N"/>
        </draw:custom-shape>
        <draw:custom-shape draw:style-name="gr3" draw:text-style-name="P1" draw:id="id11" draw:layer="layout" svg:width="9.5cm" svg:height="3.5cm" svg:x="1.5cm" svg:y="24cm">
          <text:p text:style-name="P1">export_to_graphviz()</text:p>
          <text:p text:style-name="P1">pygraphviz</text:p>
          <text:p text:style-name="P1">import_from_graphviz()</text:p>
          <text:p text:style-name="P1">exportJSON()</text:p>
          <draw:enhanced-geometry svg:viewBox="0 0 21600 21600" draw:type="rectangle" draw:enhanced-path="M 0 0 L 21600 0 21600 21600 0 21600 0 0 Z N"/>
        </draw:custom-shape>
        <draw:custom-shape draw:style-name="gr3" draw:text-style-name="P1" draw:id="id12" draw:layer="layout" svg:width="11cm" svg:height="1.5cm" svg:x="16cm" svg:y="27.069cm">
          <text:p text:style-name="P1">new window: graphviz picture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6cm" svg:y1="23.819cm" svg:x2="6.25cm" svg:y2="24cm" draw:start-shape="id10" draw:start-glue-point="3" draw:end-shape="id11" draw:end-glue-point="0" svg:d="m16000 23819c-3750 0-3125-160-4625-303s-5125-267-5125 484">
          <text:p/>
        </draw:connector>
        <draw:connector draw:style-name="gr4" draw:text-style-name="P1" draw:layer="layout" draw:type="curve" svg:x1="6.25cm" svg:y1="27.5cm" svg:x2="16cm" svg:y2="27.819cm" draw:start-shape="id11" draw:start-glue-point="2" draw:end-shape="id12" draw:end-glue-point="3" svg:d="m6250 27500c0 751 3625 626 5125 518s875-199 4625-199">
          <text:p/>
        </draw:connector>
        <draw:frame draw:style-name="gr1" draw:layer="layout" svg:width="2.085cm" svg:height="0.962cm" svg:x="1.915cm" svg:y="14.5cm">
          <draw:text-box>
            <text:p>AJAX</text:p>
          </draw:text-box>
        </draw:frame>
        <draw:frame draw:style-name="gr1" draw:layer="layout" svg:width="2.085cm" svg:height="0.962cm" svg:x="1.915cm" svg:y="22.5cm">
          <draw:text-box>
            <text:p>AJAX</text:p>
          </draw:text-box>
        </draw:frame>
        <draw:frame draw:style-name="gr1" draw:layer="layout" svg:width="3.846cm" svg:height="0.962cm" svg:x="10.917cm" svg:y="28cm">
          <draw:text-box>
            <text:p>picture URL</text:p>
          </draw:text-box>
        </draw:frame>
        <draw:line draw:style-name="gr2" draw:text-style-name="P1" draw:layer="layout" svg:x1="1.5cm" svg:y1="6cm" svg:x2="27.5cm" svg:y2="6cm">
          <text:p/>
        </draw:line>
        <draw:line draw:style-name="gr2" draw:text-style-name="P1" draw:layer="layout" svg:x1="1.5cm" svg:y1="14cm" svg:x2="27.5cm" svg:y2="14cm">
          <text:p/>
        </draw:line>
        <draw:line draw:style-name="gr2" draw:text-style-name="P1" draw:layer="layout" svg:x1="1.5cm" svg:y1="22cm" svg:x2="27.5cm" svg:y2="22cm">
          <text:p/>
        </draw:line>
        <draw:frame draw:style-name="gr1" draw:layer="layout" svg:width="2.221cm" svg:height="0.962cm" svg:x="11.5cm" svg:y="8cm">
          <draw:text-box>
            <text:p>SBML</text:p>
          </draw:text-box>
        </draw:frame>
        <draw:frame draw:style-name="gr1" draw:layer="layout" svg:width="2.195cm" svg:height="0.962cm" svg:x="11.5cm" svg:y="11.5cm">
          <draw:text-box>
            <text:p>JSON</text:p>
          </draw:text-box>
        </draw:frame>
        <draw:frame draw:style-name="gr1" draw:layer="layout" svg:width="2.195cm" svg:height="0.962cm" svg:x="11.5cm" svg:y="14.5cm">
          <draw:text-box>
            <text:p>JSON</text:p>
          </draw:text-box>
        </draw:frame>
        <draw:frame draw:style-name="gr1" draw:layer="layout" svg:width="2.195cm" svg:height="0.962cm" svg:x="11.5cm" svg:y="20cm">
          <draw:text-box>
            <text:p>JSON</text:p>
          </draw:text-box>
        </draw:frame>
        <draw:frame draw:style-name="gr1" draw:layer="layout" svg:width="2.195cm" svg:height="0.962cm" svg:x="11.5cm" svg:y="22.5cm">
          <draw:text-box>
            <text:p>JS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dash" draw:stroke-dash="Fine_20_Dashed_20__28_var_29_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tthias </meta:initial-creator>
    <meta:creation-date>2012-03-21T16:56:26</meta:creation-date>
    <dc:date>2012-03-21T17:16:56</dc:date>
    <dc:creator>Matthias </dc:creator>
    <meta:editing-duration>PT00H08M02S</meta:editing-duration>
    <meta:editing-cycles>3</meta:editing-cycles>
    <meta:generator>OpenOffice.org/3.2$Linux OpenOffice.org_project/320m19$Build-9505</meta:generator>
    <meta:document-statistic meta:object-count="36"/>
    <meta:user-defined meta:name="Info 1"/>
    <meta:user-defined meta:name="Info 2"/>
    <meta:user-defined meta:name="Info 3"/>
    <meta:user-defined meta:name="Info 4"/>
  </office:meta>
</office:document-meta>
</file>